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1 SAMUEL 14-15<text:s text:c="1"/></text:span><text:span text:style-name="a484" text:class-names=""/></text:p>
          </draw:text-box>
          <svg:title/>
          <svg:desc/>
        </draw:frame>
        <draw:frame draw:id="id91" presentation:style-name="a491" draw:name="Subtitle 2" svg:x="1.38in" svg:y="5.25in" svg:width="10.3in" svg:height="1.85in" presentation:class="subtitle" presentation:placeholder="false">
          <draw:text-box>
            <text:p text:style-name="a488" text:class-names="" text:cond-style-name=""><text:span text:style-name="a487" text:class-names="">SAUL'S FOES (14:1-23): Saul camps outside Gibeah, but Jonathan and his armor bearer attack the enemy by themselves and initiate a great victory!<text:s text:c="1"/></text:span></text:p>
            <text:p text:style-name="a490" text:class-names="" text:cond-style-name=""><text:span text:style-name="a489" text:class-names=""/></text:p>
          </draw:text-box>
          <svg:title/>
          <svg:desc/>
        </draw:frame>
      </draw:page>
      <draw:page draw:name="Slide2" draw:style-name="a492" draw:master-page-name="Master1-Layout12-tx-Title-and-Text" presentation:presentation-page-layout-name="Master1-PPL12" draw:id="Slide-257">
        <draw:frame draw:id="id92" presentation:style-name="a496" draw:name="Title 1" svg:x="1.38in" svg:y="0.4in" svg:width="10.6in" svg:height="1.44965in" presentation:class="title" presentation:placeholder="false">
          <draw:text-box>
            <text:p text:style-name="a495" text:class-names="" text:cond-style-name=""><text:span text:style-name="a493" text:class-names="">SAUL'S FOES (14:1-23): Saul camps outside Gibeah, but Jonathan and his armor bearer attack the enemy by themselves and initiate a great victory!<text:s text:c="1"/></text:span><text:span text:style-name="a494" text:class-names=""/></text:p>
          </draw:text-box>
          <svg:title/>
          <svg:desc/>
        </draw:frame>
        <draw:frame draw:id="id93" presentation:style-name="a506"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strategy (14:1-8): Jonathan and his armor bearer attempt to single-handedly defeat an entire Philistine garrison!<text:s text:c="1"/></text:span></text:p>
              </text:list-item>
            </text:list>
            <text:list text:style-name="a502">
              <text:list-item>
                <text:p text:style-name="a501" text:class-names="" text:cond-style-name=""><text:span text:style-name="a500" text:class-names=""><text:s text:c="1"/>The success (14:11-23)<text:s text:c="1"/></text:span></text:p>
              </text:list-item>
            </text:list>
            <text:list text:style-name="a505">
              <text:list-item>
                <text:p text:style-name="a504" text:class-names="" text:cond-style-name=""><text:span text:style-name="a503" text:class-names=""/></text:p>
              </text:list-item>
            </text:list>
          </draw:text-box>
          <svg:title/>
          <svg:desc/>
        </draw:frame>
      </draw:page>
      <draw:page draw:name="Slide3" draw:style-name="a507" draw:master-page-name="Master1-Layout12-tx-Title-and-Text" presentation:presentation-page-layout-name="Master1-PPL12" draw:id="Slide-258">
        <draw:frame draw:id="id94" presentation:style-name="a511" draw:name="Title 1" svg:x="1.38in" svg:y="0.4in" svg:width="10.6in" svg:height="1.44965in" presentation:class="title" presentation:placeholder="false">
          <draw:text-box>
            <text:p text:style-name="a510" text:class-names="" text:cond-style-name=""><text:span text:style-name="a508" text:class-names=""><text:s text:c="1"/>The success (14:11-23)<text:s text:c="1"/></text:span><text:span text:style-name="a509" text:class-names=""/></text:p>
          </draw:text-box>
          <svg:title/>
          <svg:desc/>
        </draw:frame>
        <draw:frame draw:id="id95" presentation:style-name="a521" draw:name="Text Placeholder 2" svg:x="1.38in" svg:y="2in" svg:width="9.4in" svg:height="4.75868in" presentation:class="outline" presentation:placeholder="false">
          <draw:text-box>
            <text:list text:style-name="a514">
              <text:list-item>
                <text:p text:style-name="a513" text:class-names="" text:cond-style-name=""><text:span text:style-name="a512" text:class-names=""><text:s text:c="1"/>The courage (14:11-14): Jonathan and his armor bearer kill 20 Philistines while scaling a cliff!<text:s text:c="1"/></text:span></text:p>
              </text:list-item>
            </text:list>
            <text:list text:style-name="a517">
              <text:list-item>
                <text:p text:style-name="a516" text:class-names="" text:cond-style-name=""><text:span text:style-name="a515" text:class-names=""><text:s text:c="1"/>The confusion (14:15-23): The Lord sends an earthquake, throwing the Philistines into terrified panic.<text:s text:c="1"/></text:span></text:p>
              </text:list-item>
            </text:list>
            <text:list text:style-name="a520">
              <text:list-item>
                <text:p text:style-name="a519" text:class-names="" text:cond-style-name=""><text:span text:style-name="a518" text:class-names=""/></text:p>
              </text:list-item>
            </text:list>
          </draw:text-box>
          <svg:title/>
          <svg:desc/>
        </draw:frame>
      </draw:page>
      <draw:page draw:name="Slide4" draw:style-name="a522" draw:master-page-name="Master1-Layout12-tx-Title-and-Text" presentation:presentation-page-layout-name="Master1-PPL12" draw:id="Slide-259">
        <draw:frame draw:id="id96" presentation:style-name="a526" draw:name="Title 1" svg:x="1.38in" svg:y="0.4in" svg:width="10.6in" svg:height="1.44965in" presentation:class="title" presentation:placeholder="false">
          <draw:text-box>
            <text:p text:style-name="a525" text:class-names="" text:cond-style-name=""><text:span text:style-name="a523" text:class-names="">SAUL'S FOES (14:1-23): Saul camps outside Gibeah, but Jonathan and his armor bearer attack the enemy by themselves and initiate a great victory!<text:s text:c="1"/></text:span><text:span text:style-name="a524" text:class-names=""/></text:p>
          </draw:text-box>
          <svg:title/>
          <svg:desc/>
        </draw:frame>
        <draw:frame draw:id="id97" presentation:style-name="a536" draw:name="Text Placeholder 2" svg:x="1.38in" svg:y="2in" svg:width="9.4in" svg:height="4.75868in" presentation:class="outline" presentation:placeholder="false">
          <draw:text-box>
            <text:list text:style-name="a529">
              <text:list-item>
                <text:p text:style-name="a528" text:class-names="" text:cond-style-name=""><text:span text:style-name="a527" text:class-names=""><text:s text:c="1"/>The strategy (14:1-8): Jonathan and his armor bearer attempt to single-handedly defeat an entire Philistine garrison!<text:s text:c="1"/></text:span></text:p>
              </text:list-item>
            </text:list>
            <text:list text:style-name="a532">
              <text:list-item>
                <text:p text:style-name="a531" text:class-names="" text:cond-style-name=""><text:span text:style-name="a530" text:class-names=""><text:s text:c="1"/>The success (14:11-23)<text:s text:c="1"/></text:span></text:p>
              </text:list-item>
            </text:list>
            <text:list text:style-name="a535">
              <text:list-item>
                <text:p text:style-name="a534" text:class-names="" text:cond-style-name=""><text:span text:style-name="a533" text:class-names=""/></text:p>
              </text:list-item>
            </text:list>
          </draw:text-box>
          <svg:title/>
          <svg:desc/>
        </draw:frame>
      </draw:page>
      <draw:page draw:name="Slide5" draw:style-name="a537" draw:master-page-name="Master1-Layout12-tx-Title-and-Text" presentation:presentation-page-layout-name="Master1-PPL12" draw:id="Slide-260">
        <draw:frame draw:id="id98" presentation:style-name="a541" draw:name="Title 1" svg:x="1.38in" svg:y="0.4in" svg:width="10.6in" svg:height="1.44965in" presentation:class="title" presentation:placeholder="false">
          <draw:text-box>
            <text:p text:style-name="a540" text:class-names="" text:cond-style-name=""><text:span text:style-name="a538" text:class-names="">1 SAMUEL 14-15<text:s text:c="1"/></text:span><text:span text:style-name="a539" text:class-names=""/></text:p>
          </draw:text-box>
          <svg:title/>
          <svg:desc/>
        </draw:frame>
        <draw:frame draw:id="id99" presentation:style-name="a551" draw:name="Text Placeholder 2" svg:x="1.38in" svg:y="2in" svg:width="9.4in" svg:height="4.75868in" presentation:class="outline" presentation:placeholder="false">
          <draw:text-box>
            <text:list text:style-name="a544">
              <text:list-item>
                <text:p text:style-name="a543" text:class-names="" text:cond-style-name=""><text:span text:style-name="a542" text:class-names="">SAUL'S FOES (14:1-23): Saul camps outside Gibeah, but Jonathan and his armor bearer attack the enemy by themselves and initiate a great victory!<text:s text:c="1"/></text:span></text:p>
              </text:list-item>
            </text:list>
            <text:list text:style-name="a547">
              <text:list-item>
                <text:p text:style-name="a546" text:class-names="" text:cond-style-name=""><text:span text:style-name="a545" text:class-names="">SAUL'S FAST (14:24-46): To assure full revenge on his enemies, Saul had forced his men to vow that they would not eat anything that day, so they were worn out.<text:s text:c="1"/></text:span></text:p>
              </text:list-item>
            </text:list>
            <text:list text:style-name="a550">
              <text:list-item>
                <text:p text:style-name="a549" text:class-names="" text:cond-style-name=""><text:span text:style-name="a548" text:class-names=""/></text:p>
              </text:list-item>
            </text:list>
          </draw:text-box>
          <svg:title/>
          <svg:desc/>
        </draw:frame>
      </draw:page>
      <draw:page draw:name="Slide6" draw:style-name="a552" draw:master-page-name="Master1-Layout1-title-Title-Slide" presentation:presentation-page-layout-name="Master1-PPL1" draw:id="Slide-261">
        <draw:frame draw:id="id100" presentation:style-name="a556" draw:name="Title 1" svg:x="1.38in" svg:y="0.83in" svg:width="10.3in" svg:height="4.42in" presentation:class="title" presentation:placeholder="false">
          <draw:text-box>
            <text:p text:style-name="a555" text:class-names="" text:cond-style-name=""><text:span text:style-name="a553" text:class-names="">SAUL'S FAST (14:24-46): To assure full revenge on his enemies, Saul had forced his men to vow that they would not eat anything that day, so they were worn out.<text:s text:c="1"/></text:span><text:span text:style-name="a554" text:class-names=""/></text:p>
          </draw:text-box>
          <svg:title/>
          <svg:desc/>
        </draw:frame>
        <draw:frame draw:id="id101" presentation:style-name="a561" draw:name="Subtitle 2" svg:x="1.38in" svg:y="5.25in" svg:width="10.3in" svg:height="1.85in" presentation:class="subtitle" presentation:placeholder="false">
          <draw:text-box>
            <text:p text:style-name="a558" text:class-names="" text:cond-style-name=""><text:span text:style-name="a557" text:class-names=""><text:s text:c="1"/>Its effect on his soldiers (14:24-26, 31-35)<text:s text:c="1"/></text:span></text:p>
            <text:p text:style-name="a560" text:class-names="" text:cond-style-name=""><text:span text:style-name="a559" text:class-names=""/></text:p>
          </draw:text-box>
          <svg:title/>
          <svg:desc/>
        </draw:frame>
      </draw:page>
      <draw:page draw:name="Slide7" draw:style-name="a562" draw:master-page-name="Master1-Layout12-tx-Title-and-Text" presentation:presentation-page-layout-name="Master1-PPL12" draw:id="Slide-262">
        <draw:frame draw:id="id102" presentation:style-name="a566" draw:name="Title 1" svg:x="1.38in" svg:y="0.4in" svg:width="10.6in" svg:height="1.44965in" presentation:class="title" presentation:placeholder="false">
          <draw:text-box>
            <text:p text:style-name="a565" text:class-names="" text:cond-style-name=""><text:span text:style-name="a563" text:class-names=""><text:s text:c="1"/>Its effect on his soldiers (14:24-26, 31-35)<text:s text:c="1"/></text:span><text:span text:style-name="a564" text:class-names=""/></text:p>
          </draw:text-box>
          <svg:title/>
          <svg:desc/>
        </draw:frame>
        <draw:frame draw:id="id103" presentation:style-name="a576" draw:name="Text Placeholder 2" svg:x="1.38in" svg:y="2in" svg:width="9.4in" svg:height="4.75868in" presentation:class="outline" presentation:placeholder="false">
          <draw:text-box>
            <text:list text:style-name="a569">
              <text:list-item>
                <text:p text:style-name="a568" text:class-names="" text:cond-style-name=""><text:span text:style-name="a567" text:class-names=""><text:s text:c="1"/>Weakness (14:24-26): Saul's men are forced to fight on empty stomachs, so they become very weak and hungry.<text:s text:c="1"/></text:span></text:p>
              </text:list-item>
            </text:list>
            <text:list text:style-name="a572">
              <text:list-item>
                <text:p text:style-name="a571" text:class-names="" text:cond-style-name=""><text:span text:style-name="a570" text:class-names=""><text:s text:c="1"/>Wickedness (14:31-35): After the battle, the victorious but famished soldiers butcher the captured animals, eating the raw meat, blood and all, which is forbidden under the law of Moses. So Saul arranges for the animals to be properly drained of blood so the men can eat the meat.<text:s text:c="1"/></text:span></text:p>
              </text:list-item>
            </text:list>
            <text:list text:style-name="a575">
              <text:list-item>
                <text:p text:style-name="a574" text:class-names="" text:cond-style-name=""><text:span text:style-name="a573" text:class-names=""/></text:p>
              </text:list-item>
            </text:list>
          </draw:text-box>
          <svg:title/>
          <svg:desc/>
        </draw:frame>
      </draw:page>
      <draw:page draw:name="Slide8" draw:style-name="a577" draw:master-page-name="Master1-Layout12-tx-Title-and-Text" presentation:presentation-page-layout-name="Master1-PPL12" draw:id="Slide-263">
        <draw:frame draw:id="id104" presentation:style-name="a581" draw:name="Title 1" svg:x="1.38in" svg:y="0.4in" svg:width="10.6in" svg:height="1.44965in" presentation:class="title" presentation:placeholder="false">
          <draw:text-box>
            <text:p text:style-name="a580" text:class-names="" text:cond-style-name=""><text:span text:style-name="a578" text:class-names="">SAUL'S FAST (14:24-46): To assure full revenge on his enemies, Saul had forced his men to vow that they would not eat anything that day, so they were worn out.<text:s text:c="1"/></text:span><text:span text:style-name="a579" text:class-names=""/></text:p>
          </draw:text-box>
          <svg:title/>
          <svg:desc/>
        </draw:frame>
        <draw:frame draw:id="id105" presentation:style-name="a591" draw:name="Text Placeholder 2" svg:x="1.38in" svg:y="2in" svg:width="9.4in" svg:height="4.75868in" presentation:class="outline" presentation:placeholder="false">
          <draw:text-box>
            <text:list text:style-name="a584">
              <text:list-item>
                <text:p text:style-name="a583" text:class-names="" text:cond-style-name=""><text:span text:style-name="a582" text:class-names=""><text:s text:c="1"/>Its effect on his soldiers (14:24-26, 31-35)<text:s text:c="1"/></text:span></text:p>
              </text:list-item>
            </text:list>
            <text:list text:style-name="a587">
              <text:list-item>
                <text:p text:style-name="a586" text:class-names="" text:cond-style-name=""><text:span text:style-name="a585" text:class-names=""><text:s text:c="1"/>Its effect on his son (14:27-46)<text:s text:c="1"/></text:span></text:p>
              </text:list-item>
            </text:list>
            <text:list text:style-name="a590">
              <text:list-item>
                <text:p text:style-name="a589" text:class-names="" text:cond-style-name=""><text:span text:style-name="a588" text:class-names=""/></text:p>
              </text:list-item>
            </text:list>
          </draw:text-box>
          <svg:title/>
          <svg:desc/>
        </draw:frame>
      </draw:page>
      <draw:page draw:name="Slide9" draw:style-name="a592" draw:master-page-name="Master1-Layout12-tx-Title-and-Text" presentation:presentation-page-layout-name="Master1-PPL12" draw:id="Slide-264">
        <draw:frame draw:id="id106" presentation:style-name="a596" draw:name="Title 1" svg:x="1.38in" svg:y="0.4in" svg:width="10.6in" svg:height="1.44965in" presentation:class="title" presentation:placeholder="false">
          <draw:text-box>
            <text:p text:style-name="a595" text:class-names="" text:cond-style-name=""><text:span text:style-name="a593" text:class-names=""><text:s text:c="1"/>Its effect on his son (14:27-46)<text:s text:c="1"/></text:span><text:span text:style-name="a594" text:class-names=""/></text:p>
          </draw:text-box>
          <svg:title/>
          <svg:desc/>
        </draw:frame>
        <draw:frame draw:id="id107" presentation:style-name="a609" draw:name="Text Placeholder 2" svg:x="1.38in" svg:y="2in" svg:width="9.4in" svg:height="4.75868in" presentation:class="outline" presentation:placeholder="false">
          <draw:text-box>
            <text:list text:style-name="a599">
              <text:list-item>
                <text:p text:style-name="a598" text:class-names="" text:cond-style-name=""><text:span text:style-name="a597" text:class-names=""><text:s text:c="1"/>The sustenance (14:27-30): Unaware of his father's command, Jonathan eats some honey.<text:s text:c="1"/></text:span></text:p>
              </text:list-item>
            </text:list>
            <text:list text:style-name="a602">
              <text:list-item>
                <text:p text:style-name="a601" text:class-names="" text:cond-style-name=""><text:span text:style-name="a600" text:class-names=""><text:s text:c="1"/>The search (14:31-43): Because God does not answer Saul's prayer, Saul realizes that a sin has been committed. Jonathan is found guilty and confesses to eating the honey.<text:s text:c="1"/></text:span></text:p>
              </text:list-item>
            </text:list>
            <text:list text:style-name="a605">
              <text:list-item>
                <text:p text:style-name="a604" text:class-names="" text:cond-style-name=""><text:span text:style-name="a603" text:class-names=""><text:s text:c="1"/>The saving (14:44-46): Saul intends to execute Jonathan for his deed, but the soldiers intervene and save Jonathan's life.<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0" draw:style-name="a610" draw:master-page-name="Master1-Layout12-tx-Title-and-Text" presentation:presentation-page-layout-name="Master1-PPL12" draw:id="Slide-265">
        <draw:frame draw:id="id108" presentation:style-name="a614" draw:name="Title 1" svg:x="1.38in" svg:y="0.4in" svg:width="10.6in" svg:height="1.44965in" presentation:class="title" presentation:placeholder="false">
          <draw:text-box>
            <text:p text:style-name="a613" text:class-names="" text:cond-style-name=""><text:span text:style-name="a611" text:class-names="">SAUL'S FAST (14:24-46): To assure full revenge on his enemies, Saul had forced his men to vow that they would not eat anything that day, so they were worn out.<text:s text:c="1"/></text:span><text:span text:style-name="a612" text:class-names=""/></text:p>
          </draw:text-box>
          <svg:title/>
          <svg:desc/>
        </draw:frame>
        <draw:frame draw:id="id109"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Its effect on his soldiers (14:24-26, 31-35)<text:s text:c="1"/></text:span></text:p>
              </text:list-item>
            </text:list>
            <text:list text:style-name="a620">
              <text:list-item>
                <text:p text:style-name="a619" text:class-names="" text:cond-style-name=""><text:span text:style-name="a618" text:class-names=""><text:s text:c="1"/>Its effect on his son (14:27-46)<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1" draw:style-name="a625" draw:master-page-name="Master1-Layout12-tx-Title-and-Text" presentation:presentation-page-layout-name="Master1-PPL12" draw:id="Slide-266">
        <draw:frame draw:id="id110" presentation:style-name="a629" draw:name="Title 1" svg:x="1.38in" svg:y="0.4in" svg:width="10.6in" svg:height="1.44965in" presentation:class="title" presentation:placeholder="false">
          <draw:text-box>
            <text:p text:style-name="a628" text:class-names="" text:cond-style-name=""><text:span text:style-name="a626" text:class-names="">1 SAMUEL 14-15<text:s text:c="1"/></text:span><text:span text:style-name="a627" text:class-names=""/></text:p>
          </draw:text-box>
          <svg:title/>
          <svg:desc/>
        </draw:frame>
        <draw:frame draw:id="id111" presentation:style-name="a645"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SAUL'S FOES (14:1-23): Saul camps outside Gibeah, but Jonathan and his armor bearer attack the enemy by themselves and initiate a great victory!<text:s text:c="1"/></text:span></text:p>
              </text:list-item>
            </text:list>
            <text:list text:style-name="a635">
              <text:list-item>
                <text:p text:style-name="a634" text:class-names="" text:cond-style-name=""><text:span text:style-name="a633" text:class-names="">SAUL'S FAST (14:24-46): To assure full revenge on his enemies, Saul had forced his men to vow that they would not eat anything that day, so they were worn out.<text:s text:c="1"/></text:span></text:p>
              </text:list-item>
            </text:list>
            <text:list text:style-name="a638">
              <text:list-item>
                <text:p text:style-name="a637" text:class-names="" text:cond-style-name=""><text:span text:style-name="a636" text:class-names="">SAWS FERVOR (14:47-52): Now that Saul is securely in control of the throne, he vigorously attacks his enemies in every direction.<text:s text:c="1"/></text:span></text:p>
              </text:list-item>
            </text:list>
            <text:list text:style-name="a641">
              <text:list-item>
                <text:p text:style-name="a640" text:class-names="" text:cond-style-name=""><text:span text:style-name="a639" text:class-names="">SAUL'S FAILURE (15:1-35)<text:s text:c="1"/></text:span></text:p>
              </text:list-item>
            </text:list>
            <text:list text:style-name="a644">
              <text:list-item>
                <text:p text:style-name="a643" text:class-names="" text:cond-style-name=""><text:span text:style-name="a642" text:class-names=""/></text:p>
              </text:list-item>
            </text:list>
          </draw:text-box>
          <svg:title/>
          <svg:desc/>
        </draw:frame>
      </draw:page>
      <draw:page draw:name="Slide12" draw:style-name="a646" draw:master-page-name="Master1-Layout13-twoColTx-Title-and-2-Column-Text" presentation:presentation-page-layout-name="Master1-PPL13" draw:id="Slide-267">
        <draw:frame draw:id="id112" presentation:style-name="a650" draw:name="Title 1" svg:x="1.38in" svg:y="0.4in" svg:width="10.6in" svg:height="1.44965in" presentation:class="title" presentation:placeholder="false">
          <draw:text-box>
            <text:p text:style-name="a649" text:class-names="" text:cond-style-name=""><text:span text:style-name="a647" text:class-names="">SAUL'S FAILURE (15:1-35)<text:s text:c="1"/></text:span><text:span text:style-name="a648" text:class-names=""/></text:p>
          </draw:text-box>
          <svg:title/>
          <svg:desc/>
        </draw:frame>
        <draw:frame draw:id="id113" presentation:style-name="a663" draw:name="Text Placeholder 2" svg:x="1.38021in" svg:y="2in" svg:width="4.61632in" svg:height="4.75868in" presentation:class="outline" presentation:placeholder="false">
          <draw:text-box>
            <text:list text:style-name="a653">
              <text:list-item>
                <text:p text:style-name="a652" text:class-names="" text:cond-style-name=""><text:span text:style-name="a651" text:class-names=""><text:s text:c="1"/>The rebellion (15:1-9): The Lord commands Saul to attack and totally destroy the Amalekites and all their animals. Saul attacks and captures them, but he spares King Agag and some of the animals.<text:s text:c="1"/></text:span></text:p>
              </text:list-item>
            </text:list>
            <text:list text:style-name="a656">
              <text:list-item>
                <text:p text:style-name="a655" text:class-names="" text:cond-style-name=""><text:span text:style-name="a654" text:class-names=""><text:s text:c="1"/>The revelation (15:10-11): The Lord tells Samuel that he is sorry he ever made Saul king.<text:s text:c="1"/></text:span></text:p>
              </text:list-item>
            </text:list>
            <text:list text:style-name="a659">
              <text:list-item>
                <text:p text:style-name="a658" text:class-names="" text:cond-style-name=""><text:span text:style-name="a657" text:class-names=""><text:s text:c="1"/>The rendezvous (15:12-13): Saul and Samuel meet on the morning following the battle with King Agag.<text:s text:c="1"/></text:span></text:p>
              </text:list-item>
            </text:list>
            <text:list text:style-name="a662">
              <text:list-item>
                <text:p text:style-name="a661" text:class-names="" text:cond-style-name=""><text:span text:style-name="a660" text:class-names=""/></text:p>
              </text:list-item>
            </text:list>
          </draw:text-box>
          <svg:title/>
          <svg:desc/>
        </draw:frame>
        <draw:frame draw:id="id114" presentation:style-name="a679" draw:name="Text Placeholder 3" svg:x="6.16319in" svg:y="2in" svg:width="4.61632in" svg:height="4.75868in" presentation:class="outline" presentation:placeholder="false">
          <draw:text-box>
            <text:list text:style-name="a666">
              <text:list-item>
                <text:p text:style-name="a665" text:class-names="" text:cond-style-name=""><text:span text:style-name="a664" text:class-names=""><text:s text:c="1"/>The rebuke (15:14-23): Samuel condemns Saul's disobedience, refusing to accept his miserable excuse that he saved the animals so he can sacrifice them to God. He tells Saul that the Lord has rejected him as king.<text:s text:c="1"/></text:span></text:p>
              </text:list-item>
            </text:list>
            <text:list text:style-name="a669">
              <text:list-item>
                <text:p text:style-name="a668" text:class-names="" text:cond-style-name=""><text:span text:style-name="a667" text:class-names=""><text:s text:c="1"/>The remorse (15:24-25): Saul admits his sin and begs Samuel to forgive him and give him another chance.<text:s text:c="1"/></text:span></text:p>
              </text:list-item>
            </text:list>
            <text:list text:style-name="a672">
              <text:list-item>
                <text:p text:style-name="a671" text:class-names="" text:cond-style-name=""><text:span text:style-name="a670" text:class-names=""><text:s text:c="1"/>The replacement (15:26-31): Samuel tells Saul his kingdom will be given to someone better than he.<text:s text:c="1"/></text:span></text:p>
              </text:list-item>
            </text:list>
            <text:list text:style-name="a675">
              <text:list-item>
                <text:p text:style-name="a674" text:class-names="" text:cond-style-name=""><text:span text:style-name="a673" text:class-names=""><text:s text:c="1"/>The retribution (15:32-35): Samuel carries out what should have been Saul's responsibility and<text:s text:c="1"/></text:span></text:p>
              </text:list-item>
            </text:list>
            <text:list text:style-name="a678">
              <text:list-item>
                <text:p text:style-name="a677" text:class-names="" text:cond-style-name=""><text:span text:style-name="a676" text:class-names=""/></text:p>
              </text:list-item>
            </text:list>
          </draw:text-box>
          <svg:title/>
          <svg:desc/>
        </draw:frame>
      </draw:page>
      <draw:page draw:name="Slide13" draw:style-name="a680" draw:master-page-name="Master1-Layout12-tx-Title-and-Text" presentation:presentation-page-layout-name="Master1-PPL12" draw:id="Slide-268">
        <draw:frame draw:id="id115" presentation:style-name="a684" draw:name="Title 1" svg:x="1.38in" svg:y="0.4in" svg:width="10.6in" svg:height="1.44965in" presentation:class="title" presentation:placeholder="false">
          <draw:text-box>
            <text:p text:style-name="a683" text:class-names="" text:cond-style-name=""><text:span text:style-name="a681" text:class-names="">1 SAMUEL 14-15<text:s text:c="1"/></text:span><text:span text:style-name="a682" text:class-names=""/></text:p>
          </draw:text-box>
          <svg:title/>
          <svg:desc/>
        </draw:frame>
        <draw:frame draw:id="id116" presentation:style-name="a700" draw:name="Text Placeholder 2" svg:x="1.38in" svg:y="2in" svg:width="9.4in" svg:height="4.75868in" presentation:class="outline" presentation:placeholder="false">
          <draw:text-box>
            <text:list text:style-name="a687">
              <text:list-item>
                <text:p text:style-name="a686" text:class-names="" text:cond-style-name=""><text:span text:style-name="a685" text:class-names="">SAUL'S FOES (14:1-23): Saul camps outside Gibeah, but Jonathan and his armor bearer attack the enemy by themselves and initiate a great victory!<text:s text:c="1"/></text:span></text:p>
              </text:list-item>
            </text:list>
            <text:list text:style-name="a690">
              <text:list-item>
                <text:p text:style-name="a689" text:class-names="" text:cond-style-name=""><text:span text:style-name="a688" text:class-names="">SAUL'S FAST (14:24-46): To assure full revenge on his enemies, Saul had forced his men to vow that they would not eat anything that day, so they were worn out.<text:s text:c="1"/></text:span></text:p>
              </text:list-item>
            </text:list>
            <text:list text:style-name="a693">
              <text:list-item>
                <text:p text:style-name="a692" text:class-names="" text:cond-style-name=""><text:span text:style-name="a691" text:class-names="">SAWS FERVOR (14:47-52): Now that Saul is securely in control of the throne, he vigorously attacks his enemies in every direction.<text:s text:c="1"/></text:span></text:p>
              </text:list-item>
            </text:list>
            <text:list text:style-name="a696">
              <text:list-item>
                <text:p text:style-name="a695" text:class-names="" text:cond-style-name=""><text:span text:style-name="a694" text:class-names="">SAUL'S FAILURE (15:1-35)<text:s text:c="1"/></text:span></text:p>
              </text:list-item>
            </text:list>
            <text:list text:style-name="a699">
              <text:list-item>
                <text:p text:style-name="a698" text:class-names="" text:cond-style-name=""><text:span text:style-name="a69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4-15 </dc:title>
    <meta:initial-creator>David STRICKLAND</meta:initial-creator>
    <dc:creator>David STRICKLAND</dc:creator>
    <meta:creation-date>2020-02-23T23:08:50Z</meta:creation-date>
    <dc:date>2020-02-23T23:08:50Z</dc:date>
    <meta:template xlink:href="BibleStudy" xlink:type="simple"/>
    <meta:editing-cycles>1</meta:editing-cycles>
    <meta:editing-duration>PT0S</meta:editing-duration>
    <meta:document-statistic meta:paragraph-count="47" meta:word-count="950"/>
  </office:meta>
</office:document-meta>
</file>